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9" style:family="table" style:master-page-name="Konvert_20_1">
      <style:table-properties style:width="27.347cm" fo:margin-left="0.021cm" fo:margin-right="-2.669cm" style:page-number="auto" table:align="margins" style:writing-mode="lr-tb"/>
    </style:style>
    <style:style style:name="Tabelle29.A" style:family="table-column">
      <style:table-column-properties style:column-width="1.021cm" style:rel-column-width="2447*"/>
    </style:style>
    <style:style style:name="Tabelle29.B" style:family="table-column">
      <style:table-column-properties style:column-width="1.228cm" style:rel-column-width="2941*"/>
    </style:style>
    <style:style style:name="Tabelle29.C" style:family="table-column">
      <style:table-column-properties style:column-width="1.154cm" style:rel-column-width="2764*"/>
    </style:style>
    <style:style style:name="Tabelle29.D" style:family="table-column">
      <style:table-column-properties style:column-width="2.305cm" style:rel-column-width="5524*"/>
    </style:style>
    <style:style style:name="Tabelle29.E" style:family="table-column">
      <style:table-column-properties style:column-width="3.949cm" style:rel-column-width="9464*"/>
    </style:style>
    <style:style style:name="Tabelle29.F" style:family="table-column">
      <style:table-column-properties style:column-width="4.763cm" style:rel-column-width="11412*"/>
    </style:style>
    <style:style style:name="Tabelle29.G" style:family="table-column">
      <style:table-column-properties style:column-width="4.214cm" style:rel-column-width="10098*"/>
    </style:style>
    <style:style style:name="Tabelle29.H" style:family="table-column">
      <style:table-column-properties style:column-width="1.438cm" style:rel-column-width="3444*"/>
    </style:style>
    <style:style style:name="Tabelle29.I" style:family="table-column">
      <style:table-column-properties style:column-width="2.286cm" style:rel-column-width="5478*"/>
    </style:style>
    <style:style style:name="Tabelle29.J" style:family="table-column">
      <style:table-column-properties style:column-width="1.342cm" style:rel-column-width="3216*"/>
    </style:style>
    <style:style style:name="Tabelle29.K" style:family="table-column">
      <style:table-column-properties style:column-width="1.416cm" style:rel-column-width="3394*"/>
    </style:style>
    <style:style style:name="Tabelle29.L" style:family="table-column">
      <style:table-column-properties style:column-width="2.233cm" style:rel-column-width="5353*"/>
    </style:style>
    <style:style style:name="Tabelle29.1" style:family="table-row">
      <style:table-row-properties style:min-row-height="1.515cm" fo:keep-together="auto"/>
    </style:style>
    <style:style style:name="Tabelle29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elle29.2" style:family="table-row">
      <style:table-row-properties style:min-row-height="0.575cm" fo:keep-together="always"/>
    </style:style>
    <style:style style:name="Tabelle29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L2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9.3" style:family="table-row">
      <style:table-row-properties style:min-row-height="0.397cm" fo:keep-together="always"/>
    </style:style>
    <style:style style:name="Tabelle29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G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H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I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J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K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4" style:family="table-row">
      <style:table-row-properties style:min-row-height="0.529cm" fo:keep-together="always"/>
    </style:style>
    <style:style style:name="Tabelle29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G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H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I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J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K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B5" style:family="table-cell" style:data-style-name="N100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G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H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I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J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K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G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H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I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J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K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7" style:family="table-row">
      <style:table-row-properties style:min-row-height="1.293cm" fo:keep-together="always"/>
    </style:style>
    <style:style style:name="Tabelle29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C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E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F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G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H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I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J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K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8" style:family="table-row">
      <style:table-row-properties style:min-row-height="0.847cm" fo:keep-together="always"/>
    </style:style>
    <style:style style:name="Tabelle29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C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E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F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G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H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I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J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K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9" style:family="table-row">
      <style:table-row-properties style:min-row-height="0.873cm" fo:keep-together="always"/>
    </style:style>
    <style:style style:name="Tabelle29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C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E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F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G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H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I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J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K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9.A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I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J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K10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L10" style:family="table-cell">
      <style:table-cell-properties style:vertical-align="top" fo:background-color="#d9d9d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29.A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I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J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K1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I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J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K1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I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J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K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I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J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K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I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J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K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I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J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K16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A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B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C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E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F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G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H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I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J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9.K1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P1" style:family="paragraph" style:parent-style-name="Header">
      <style:paragraph-properties fo:margin-left="0cm" fo:margin-right="0cm" fo:text-indent="0cm" style:auto-text-indent="false">
        <style:tab-stops>
          <style:tab-stop style:position="8.502cm"/>
          <style:tab-stop style:position="27.411cm"/>
        </style:tab-stops>
      </style:paragraph-properties>
    </style:style>
    <style:style style:name="P2" style:family="paragraph" style:parent-style-name="Header">
      <style:paragraph-properties fo:margin-left="0cm" fo:margin-right="0cm" fo:text-indent="0cm" style:auto-text-indent="false">
        <style:tab-stops>
          <style:tab-stop style:position="8.502cm"/>
          <style:tab-stop style:position="27.411cm"/>
        </style:tab-stops>
      </style:paragraph-properties>
      <style:text-properties fo:language="zxx" fo:country="none" style:language-asian="zxx" style:country-asian="none"/>
    </style:style>
    <style:style style:name="P3" style:family="paragraph" style:parent-style-name="Footer">
      <style:paragraph-properties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4" style:family="paragraph" style:parent-style-name="Header">
      <style:paragraph-properties>
        <style:tab-stops>
          <style:tab-stop style:position="8.502cm"/>
        </style:tab-stops>
      </style:paragraph-properties>
    </style:style>
    <style:style style:name="P5" style:family="paragraph" style:parent-style-name="Header">
      <style:paragraph-properties style:snap-to-layout-grid="false">
        <style:tab-stops/>
      </style:paragraph-properties>
      <style:text-properties style:font-name="Arial" fo:font-weight="bold" style:font-weight-asian="bold" style:font-name-complex="Arial"/>
    </style:style>
    <style:style style:name="P6" style:family="paragraph" style:parent-style-name="Header">
      <style:paragraph-properties fo:text-align="center" style:justify-single-word="false" style:snap-to-layout-grid="false">
        <style:tab-stops>
          <style:tab-stop style:position="1.265cm"/>
          <style:tab-stop style:position="8.001cm" style:type="center"/>
          <style:tab-stop style:position="16.002cm" style:type="right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7" style:family="paragraph" style:parent-style-name="Header">
      <style:paragraph-properties style:snap-to-layout-grid="false">
        <style:tab-stops>
          <style:tab-stop style:position="1.265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Header">
      <style:paragraph-properties style:snap-to-layout-grid="false">
        <style:tab-stops/>
      </style:paragraph-properties>
      <style:text-properties style:font-name="Arial" fo:font-size="9pt" style:font-size-asian="9pt" style:font-name-complex="Arial" style:font-size-complex="9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name-complex="Arial" style:font-size-complex="9pt"/>
    </style:style>
    <style:style style:name="P10" style:family="paragraph" style:parent-style-name="Standard">
      <style:paragraph-properties style:snap-to-layout-grid="false"/>
      <style:text-properties style:font-name="Arial" fo:font-size="9pt" style:font-size-asian="9pt" style:font-name-complex="Arial" style:font-size-complex="9pt"/>
    </style:style>
    <style:style style:name="P11" style:family="paragraph" style:parent-style-name="Standard">
      <style:paragraph-properties style:snap-to-layout-grid="false">
        <style:tab-stops>
          <style:tab-stop style:position="0.295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1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8pt" style:font-size-asian="8pt" style:font-name-complex="Arial" style:font-size-complex="8pt"/>
    </style:style>
    <style:style style:name="P16" style:family="paragraph" style:parent-style-name="Standard">
      <style:text-properties style:text-line-through-style="solid" style:font-name="Arial" fo:font-size="9pt" style:font-size-asian="9pt" style:font-name-complex="Arial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18" style:family="paragraph" style:parent-style-name="Standard">
      <style:paragraph-properties fo:margin-left="0cm" fo:margin-right="-0.101cm" fo:text-indent="0cm" style:auto-text-indent="false"/>
      <style:text-properties style:font-name="Arial" fo:font-size="9pt" style:font-size-asian="9pt" style:font-name-complex="Arial" style:font-size-complex="9pt"/>
    </style:style>
    <style:style style:name="P19" style:family="paragraph" style:parent-style-name="Standard">
      <style:paragraph-properties fo:margin-left="0cm" fo:margin-right="-0.101cm" fo:text-align="center" style:justify-single-word="false" fo:text-indent="0cm" style:auto-text-indent="false" style:snap-to-layout-grid="false"/>
      <style:text-properties style:font-name="Arial" fo:font-size="9pt" style:font-size-asian="9pt" style:font-name-complex="Arial" style:font-size-complex="9pt"/>
    </style:style>
    <style:style style:name="P20" style:family="paragraph" style:parent-style-name="Standard">
      <style:paragraph-properties fo:margin-left="0cm" fo:margin-right="-0.101cm" fo:text-indent="0cm" style:auto-text-indent="false" style:snap-to-layout-grid="false"/>
      <style:text-properties style:font-name="Arial" fo:font-size="9pt" style:font-size-asian="9pt" style:font-name-complex="Arial" style:font-size-complex="9pt"/>
    </style:style>
    <style:style style:name="P21" style:family="paragraph" style:parent-style-name="Standard">
      <style:paragraph-properties fo:margin-left="-0.101cm" fo:margin-right="-0.101cm" fo:text-align="center" style:justify-single-word="false" fo:text-indent="0cm" style:auto-text-indent="false" style:snap-to-layout-grid="false"/>
      <style:text-properties style:font-name="Arial" fo:font-size="9pt" style:font-size-asian="9pt" style:font-name-complex="Arial" style:font-size-complex="9pt"/>
    </style:style>
    <style:style style:name="P22" style:family="paragraph" style:parent-style-name="Standard">
      <style:paragraph-properties fo:margin-left="0.63cm" fo:margin-right="0cm" fo:text-align="center" style:justify-single-word="false" fo:text-indent="-0.63cm" style:auto-text-indent="false" style:snap-to-layout-grid="false">
        <style:tab-stops>
          <style:tab-stop style:position="0.762cm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23" style:family="paragraph" style:parent-style-name="Standard">
      <style:paragraph-properties fo:margin-left="0.63cm" fo:margin-right="0cm" fo:text-align="center" style:justify-single-word="false" fo:text-indent="-0.63cm" style:auto-text-indent="false" style:snap-to-layout-grid="false"/>
      <style:text-properties fo:font-size="9pt" style:font-size-asian="9pt" style:font-size-complex="9pt"/>
    </style:style>
    <style:style style:name="T1" style:family="text">
      <style:text-properties style:font-name="Arial" style:font-name-complex="Arial" style:font-size-complex="8pt"/>
    </style:style>
    <style:style style:name="T2" style:family="text">
      <style:text-properties style:font-name="Arial" fo:font-size="7pt" style:font-size-asian="7pt" style:font-name-complex="Arial" style:font-size-complex="7pt"/>
    </style:style>
    <style:style style:name="T3" style:family="text">
      <style:text-properties style:font-name="Arial" fo:font-size="8pt" style:font-size-asian="8pt" style:font-name-complex="Arial" style:font-size-complex="8pt"/>
    </style:style>
    <style:style style:name="T4" style:family="text">
      <style:text-properties style:font-name="Arial1" fo:font-size="7pt" style:font-size-asian="7pt" style:font-name-complex="Arial" style:font-size-complex="7pt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9" table:style-name="Tabelle29">
        <table:table-column table:style-name="Tabelle29.A"/>
        <table:table-column table:style-name="Tabelle29.B"/>
        <table:table-column table:style-name="Tabelle29.C"/>
        <table:table-column table:style-name="Tabelle29.D"/>
        <table:table-column table:style-name="Tabelle29.E"/>
        <table:table-column table:style-name="Tabelle29.F"/>
        <table:table-column table:style-name="Tabelle29.G"/>
        <table:table-column table:style-name="Tabelle29.H"/>
        <table:table-column table:style-name="Tabelle29.I"/>
        <table:table-column table:style-name="Tabelle29.J"/>
        <table:table-column table:style-name="Tabelle29.K"/>
        <table:table-column table:style-name="Tabelle29.L"/>
        <table:table-header-rows>
          <table:table-row table:style-name="Tabelle29.1">
            <table:table-cell table:style-name="Tabelle29.A1" table:number-columns-spanned="3" office:value-type="string">
              <text:p text:style-name="P5"/>
            </table:table-cell>
            <table:covered-table-cell/>
            <table:covered-table-cell/>
            <table:table-cell table:style-name="Tabelle29.A1" office:value-type="string">
              <text:p text:style-name="P5"/>
            </table:table-cell>
            <table:table-cell table:style-name="Tabelle29.A1" table:number-columns-spanned="8" office:value-type="string">
              <text:p text:style-name="P5">Kennzahlenbogen Kopf-Hals-Tumoren ##bezugsjahr##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elle29.2">
            <table:table-cell table:style-name="Tabelle29.A2" office:value-type="string">
              <text:p text:style-name="P22">KN</text:p>
            </table:table-cell>
            <table:table-cell table:style-name="Tabelle29.A2" office:value-type="string">
              <text:p text:style-name="P9">EB</text:p>
            </table:table-cell>
            <table:table-cell table:style-name="Tabelle29.A2" table:number-columns-spanned="2" office:value-type="string">
              <text:p text:style-name="P21">Kennzahldefinition</text:p>
            </table:table-cell>
            <table:covered-table-cell/>
            <table:table-cell table:style-name="Tabelle29.A2" office:value-type="string">
              <text:p text:style-name="P9">Kennzahlenziel</text:p>
            </table:table-cell>
            <table:table-cell table:style-name="Tabelle29.A2" office:value-type="string">
              <text:p text:style-name="P9">Zähler</text:p>
            </table:table-cell>
            <table:table-cell table:style-name="Tabelle29.A2" office:value-type="string">
              <text:p text:style-name="P6">Grundgesamtheit (=Nenner)</text:p>
            </table:table-cell>
            <table:table-cell table:style-name="Tabelle29.A2" office:value-type="string">
              <text:p text:style-name="P9">Plausi unklar</text:p>
            </table:table-cell>
            <table:table-cell table:style-name="Tabelle29.A2" office:value-type="string">
              <text:p text:style-name="P9">Sollvorgabe</text:p>
            </table:table-cell>
            <table:table-cell table:style-name="Tabelle29.A2" office:value-type="string">
              <text:p text:style-name="P19">Plausi unklar</text:p>
            </table:table-cell>
            <table:table-cell table:style-name="Tabelle29.A2" office:value-type="string">
              <text:p text:style-name="P19"/>
            </table:table-cell>
            <table:table-cell table:style-name="Tabelle29.L2" office:value-type="string">
              <text:p text:style-name="P19">Angabe</text:p>
            </table:table-cell>
          </table:table-row>
        </table:table-header-rows>
        <table:table-row table:style-name="Tabelle29.3">
          <table:table-cell table:style-name="Tabelle29.A8" office:value-type="string">
            <text:p text:style-name="P17">1</text:p>
          </table:table-cell>
          <table:table-cell table:style-name="Tabelle29.B3" office:value-type="string">
            <text:p text:style-name="P9">1.2.1</text:p>
          </table:table-cell>
          <table:table-cell table:style-name="Tabelle29.C8" table:number-columns-spanned="2" office:value-type="string">
            <text:p text:style-name="P10">Anzahl Primärfälle</text:p>
            <text:p text:style-name="P16"/>
          </table:table-cell>
          <table:covered-table-cell/>
          <table:table-cell table:style-name="Tabelle29.E3" office:value-type="string">
            <text:p text:style-name="P10">Siehe Sollvorgabe</text:p>
          </table:table-cell>
          <table:table-cell table:style-name="Tabelle29.F3" office:value-type="string">
            <text:p text:style-name="P10">Primärfälle </text:p>
            <text:p text:style-name="P10">Def. Gemäß 1.2.1</text:p>
          </table:table-cell>
          <table:table-cell table:style-name="Tabelle29.G3" office:value-type="string">
            <text:p text:style-name="P10">---</text:p>
          </table:table-cell>
          <table:table-cell table:style-name="Tabelle29.H3" office:value-type="string">
            <text:p text:style-name="P9"/>
          </table:table-cell>
          <table:table-cell table:style-name="Tabelle29.I3" office:value-type="string">
            <text:p text:style-name="P9">≥ 75</text:p>
          </table:table-cell>
          <table:table-cell table:style-name="Tabelle29.J3" office:value-type="string">
            <text:p text:style-name="P19"/>
          </table:table-cell>
          <table:table-cell table:style-name="Tabelle29.K3" office:value-type="string">
            <text:p text:style-name="P20">Anzahl</text:p>
          </table:table-cell>
          <table:table-cell table:style-name="Tabelle29.L2" office:value-type="string">
            <text:p text:style-name="P20">##kz_01_a##</text:p>
          </table:table-cell>
        </table:table-row>
        <table:table-row table:style-name="Tabelle29.4">
          <table:table-cell table:style-name="Tabelle29.A8" office:value-type="string">
            <text:p text:style-name="P23">2</text:p>
          </table:table-cell>
          <table:table-cell table:style-name="Tabelle29.B4" office:value-type="string">
            <text:p text:style-name="P9">1.2.2</text:p>
          </table:table-cell>
          <table:table-cell table:style-name="Tabelle29.C8" table:number-columns-spanned="2" office:value-type="string">
            <text:p text:style-name="P10">Prätherapeutische Tumorkonferenz </text:p>
          </table:table-cell>
          <table:covered-table-cell/>
          <table:table-cell table:style-name="Tabelle29.E4" office:value-type="string">
            <text:p text:style-name="P10">Prätherapeutische Vorstellung möglichst vieler Pat. in der Tumorkonferenz </text:p>
          </table:table-cell>
          <table:table-cell table:style-name="Tabelle29.F4" office:value-type="string">
            <text:p text:style-name="P10">Prätherapeutische Pat., die in der Tumorkonferenz vorgestellt wurden </text:p>
          </table:table-cell>
          <table:table-cell table:style-name="Tabelle29.G4" office:value-type="string">
            <text:p text:style-name="P7">Primärfälle </text:p>
            <text:p text:style-name="P7">(= Kennzahl 1) </text:p>
          </table:table-cell>
          <table:table-cell table:style-name="Tabelle29.H4" office:value-type="string">
            <text:p text:style-name="P9"/>
          </table:table-cell>
          <table:table-cell table:style-name="Tabelle29.I4" office:value-type="string">
            <text:p text:style-name="P9">≥ 95%</text:p>
          </table:table-cell>
          <table:table-cell table:style-name="Tabelle29.J4" office:value-type="string">
            <text:p text:style-name="P19">100%</text:p>
          </table:table-cell>
          <table:table-cell table:style-name="Tabelle29.K4" office:value-type="string">
            <text:p text:style-name="P20">Zähler:</text:p>
            <text:p text:style-name="P18">Nenner:</text:p>
            <text:p text:style-name="P18">%:</text:p>
          </table:table-cell>
          <table:table-cell table:style-name="Tabelle29.L2" office:value-type="string">
            <text:p text:style-name="P20">##kz_02_z##</text:p>
            <text:p text:style-name="P20">##kz_02_n##</text:p>
            <text:p text:style-name="P20">##kz_02_p##</text:p>
          </table:table-cell>
        </table:table-row>
        <table:table-row table:style-name="Tabelle29.3">
          <table:table-cell table:style-name="Tabelle29.A8" office:value-type="string">
            <text:p text:style-name="P23">3</text:p>
          </table:table-cell>
          <table:table-cell table:style-name="Tabelle29.B5" office:value-type="float" office:value="0">
            <text:p text:style-name="P9">1.4.3</text:p>
          </table:table-cell>
          <table:table-cell table:style-name="Tabelle29.C8" table:number-columns-spanned="2" office:value-type="string">
            <text:p text:style-name="P10">Psychoonkologische Betreuung </text:p>
          </table:table-cell>
          <table:covered-table-cell/>
          <table:table-cell table:style-name="Tabelle29.E5" office:value-type="string">
            <text:p text:style-name="P10">Adäquate Rate an psychoonkologischer Betreuung </text:p>
          </table:table-cell>
          <table:table-cell table:style-name="Tabelle29.F5" office:value-type="string">
            <text:p text:style-name="P10">Pat., die stationär oder ambulant psychoonkologisch betreut wurden (Gespräch ≥ 25 Min.) </text:p>
          </table:table-cell>
          <table:table-cell table:style-name="Tabelle29.G5" office:value-type="string">
            <text:p text:style-name="P10">Primärfälle + </text:p>
            <text:p text:style-name="P10">Pat. mit Erstdiagnose von Fernmetastasen u./o. Rezidiv </text:p>
          </table:table-cell>
          <table:table-cell table:style-name="Tabelle29.H5" office:value-type="string">
            <text:p text:style-name="P9"/>
          </table:table-cell>
          <table:table-cell table:style-name="Tabelle29.I5" office:value-type="string">
            <text:p text:style-name="P9">Derzeit keine Vorgaben </text:p>
          </table:table-cell>
          <table:table-cell table:style-name="Tabelle29.J5" office:value-type="string">
            <text:p text:style-name="P19">&gt; 60%</text:p>
          </table:table-cell>
          <table:table-cell table:style-name="Tabelle29.K5" office:value-type="string">
            <text:p text:style-name="P20">Zähler:</text:p>
            <text:p text:style-name="P18">Nenner:</text:p>
            <text:p text:style-name="P18">%:</text:p>
          </table:table-cell>
          <table:table-cell table:style-name="Tabelle29.L2" office:value-type="string">
            <text:p text:style-name="P20">##kz_03_z##</text:p>
            <text:p text:style-name="P20">##kz_03_n##</text:p>
            <text:p text:style-name="P20">##kz_03_p##</text:p>
          </table:table-cell>
        </table:table-row>
        <table:table-row table:style-name="Tabelle29.3">
          <table:table-cell table:style-name="Tabelle29.A8" office:value-type="string">
            <text:p text:style-name="P23">4</text:p>
          </table:table-cell>
          <table:table-cell table:style-name="Tabelle29.B6" office:value-type="string">
            <text:p text:style-name="P9">1.5.3</text:p>
          </table:table-cell>
          <table:table-cell table:style-name="Tabelle29.C8" table:number-columns-spanned="2" office:value-type="string">
            <text:p text:style-name="P10">Beratung Sozialdienst </text:p>
          </table:table-cell>
          <table:covered-table-cell/>
          <table:table-cell table:style-name="Tabelle29.E6" office:value-type="string">
            <text:p text:style-name="P10">Adäquate Rate an Beratung durch Sozialdienst </text:p>
          </table:table-cell>
          <table:table-cell table:style-name="Tabelle29.F6" office:value-type="string">
            <text:p text:style-name="P10">Pat., die stationär oder ambulant durch den Sozialdienst beraten wurden </text:p>
          </table:table-cell>
          <table:table-cell table:style-name="Tabelle29.G6" office:value-type="string">
            <text:p text:style-name="P11">Primärfälle + </text:p>
            <text:p text:style-name="P11">Pat. mit Erstdiagnose von Fernmetastasen u./o. Rezidiv </text:p>
          </table:table-cell>
          <table:table-cell table:style-name="Tabelle29.H6" office:value-type="string">
            <text:p text:style-name="P14">&lt; 0,01% </text:p>
          </table:table-cell>
          <table:table-cell table:style-name="Tabelle29.I6" office:value-type="string">
            <text:p text:style-name="P13">Derzeit keine Vorgaben </text:p>
          </table:table-cell>
          <table:table-cell table:style-name="Tabelle29.J6" office:value-type="string">
            <text:p text:style-name="P19">100%</text:p>
          </table:table-cell>
          <table:table-cell table:style-name="Tabelle29.K6" office:value-type="string">
            <text:p text:style-name="P20">Zähler:</text:p>
            <text:p text:style-name="P18">Nenner:</text:p>
            <text:p text:style-name="P18">%:</text:p>
          </table:table-cell>
          <table:table-cell table:style-name="Tabelle29.L2" office:value-type="string">
            <text:p text:style-name="P20">##kz_04_z##</text:p>
            <text:p text:style-name="P20">##kz_04_n##</text:p>
            <text:p text:style-name="P20">##kz_04_p##</text:p>
          </table:table-cell>
        </table:table-row>
        <table:table-row table:style-name="Tabelle29.7">
          <table:table-cell table:style-name="Tabelle29.A8" office:value-type="string">
            <text:p text:style-name="P23">5</text:p>
          </table:table-cell>
          <table:table-cell table:style-name="Tabelle29.B7" office:value-type="string">
            <text:p text:style-name="P9">1.7.4</text:p>
          </table:table-cell>
          <table:table-cell table:style-name="Tabelle29.C8" table:number-columns-spanned="2" office:value-type="string">
            <text:p text:style-name="P10">Anteil Studienpatienten </text:p>
          </table:table-cell>
          <table:covered-table-cell/>
          <table:table-cell table:style-name="Tabelle29.E7" office:value-type="string">
            <text:p text:style-name="P10">Einschleusung von möglichst vielen Patienten in Studien </text:p>
          </table:table-cell>
          <table:table-cell table:style-name="Tabelle29.F7" office:value-type="string">
            <text:p text:style-name="P10">Patienten, die in eine Studie mit Ethikvotum eingebracht wurden </text:p>
          </table:table-cell>
          <table:table-cell table:style-name="Tabelle29.G7" office:value-type="string">
            <text:p text:style-name="P8">Primärfälle</text:p>
            <text:p text:style-name="P8">(= Kennzahl 1) </text:p>
          </table:table-cell>
          <table:table-cell table:style-name="Tabelle29.H7" office:value-type="string">
            <text:p text:style-name="P9"/>
          </table:table-cell>
          <table:table-cell table:style-name="Tabelle29.I7" office:value-type="string">
            <text:p text:style-name="P9">≥ 5% </text:p>
          </table:table-cell>
          <table:table-cell table:style-name="Tabelle29.J7" office:value-type="string">
            <text:p text:style-name="P19">&gt; 80%</text:p>
          </table:table-cell>
          <table:table-cell table:style-name="Tabelle29.K7" office:value-type="string">
            <text:p text:style-name="P20">Zähler:</text:p>
            <text:p text:style-name="P18">Nenner:</text:p>
            <text:p text:style-name="P20">%:</text:p>
          </table:table-cell>
          <table:table-cell table:style-name="Tabelle29.L2" office:value-type="string">
            <text:p text:style-name="P20">##kz_05_z##</text:p>
            <text:p text:style-name="P20">##kz_05_n##</text:p>
            <text:p text:style-name="P20">##kz_05_p##</text:p>
          </table:table-cell>
        </table:table-row>
        <table:table-row table:style-name="Tabelle29.8">
          <table:table-cell table:style-name="Tabelle29.A8" office:value-type="string">
            <text:p text:style-name="P23">6</text:p>
          </table:table-cell>
          <table:table-cell table:style-name="Tabelle29.B8" office:value-type="string">
            <text:p text:style-name="P9">5.9</text:p>
          </table:table-cell>
          <table:table-cell table:style-name="Tabelle29.C8" table:number-columns-spanned="2" office:value-type="string">
            <text:p text:style-name="P10">Revisionsoperationen <text:s/></text:p>
          </table:table-cell>
          <table:covered-table-cell/>
          <table:table-cell table:style-name="Tabelle29.E8" office:value-type="string">
            <text:p text:style-name="P10">Möglichst niedrige Rate an postoperativen Revisions-OP´s </text:p>
          </table:table-cell>
          <table:table-cell table:style-name="Tabelle29.F8" office:value-type="string">
            <text:p text:style-name="P10">Revisions-OP´s infolge postoperativer Komplikationen </text:p>
          </table:table-cell>
          <table:table-cell table:style-name="Tabelle29.G8" office:value-type="string">
            <text:p text:style-name="P10">Operative Eingriffe bei Primärfällen </text:p>
          </table:table-cell>
          <table:table-cell table:style-name="Tabelle29.H8" office:value-type="string">
            <text:p text:style-name="P15">&lt; 0,01% </text:p>
          </table:table-cell>
          <table:table-cell table:style-name="Tabelle29.I8" office:value-type="string">
            <text:p text:style-name="P9">≤ 10% </text:p>
          </table:table-cell>
          <table:table-cell table:style-name="Tabelle29.J8" office:value-type="string">
            <text:p text:style-name="P19"/>
          </table:table-cell>
          <table:table-cell table:style-name="Tabelle29.K8" office:value-type="string">
            <text:p text:style-name="P20">Zähler:</text:p>
            <text:p text:style-name="P18">Nenner:</text:p>
            <text:p text:style-name="P20">%:</text:p>
          </table:table-cell>
          <table:table-cell table:style-name="Tabelle29.L2" office:value-type="string">
            <text:p text:style-name="P20">##kz_06_z##</text:p>
            <text:p text:style-name="P20">##kz_06_n##</text:p>
            <text:p text:style-name="P20">##kz_06_p##</text:p>
          </table:table-cell>
        </table:table-row>
        <table:table-row table:style-name="Tabelle29.9">
          <table:table-cell table:style-name="Tabelle29.A9" office:value-type="string">
            <text:p text:style-name="P23">7</text:p>
          </table:table-cell>
          <table:table-cell table:style-name="Tabelle29.B9" office:value-type="string">
            <text:p text:style-name="P9">1.2.5 QI LL MHK* </text:p>
          </table:table-cell>
          <table:table-cell table:style-name="Tabelle29.C9" table:number-columns-spanned="2" office:value-type="string">
            <text:p text:style-name="P10">Zweittumore bei Mundhöhlenkarzinom </text:p>
          </table:table-cell>
          <table:covered-table-cell/>
          <table:table-cell table:style-name="Tabelle29.E9" office:value-type="string">
            <text:p text:style-name="P10">Möglichst hohe Rate an HNO-Untersuchungen </text:p>
          </table:table-cell>
          <table:table-cell table:style-name="Tabelle29.F9" office:value-type="string">
            <text:p text:style-name="P10">Patienten mit Hals-Nasen-Ohrenärztlicher Untersuchung zum Ausschluss synchroner Zweittumore </text:p>
          </table:table-cell>
          <table:table-cell table:style-name="Tabelle29.G9" office:value-type="string">
            <text:p text:style-name="P10">Patienten mit Primärdiagnostik eines Mundhöhlenkarzinoms </text:p>
          </table:table-cell>
          <table:table-cell table:style-name="Tabelle29.H9" office:value-type="string">
            <text:p text:style-name="P9"/>
          </table:table-cell>
          <table:table-cell table:style-name="Tabelle29.I9" office:value-type="string">
            <text:p text:style-name="P9">Derzeit keine Vorgaben </text:p>
          </table:table-cell>
          <table:table-cell table:style-name="Tabelle29.J9" office:value-type="string">
            <text:p text:style-name="P19"/>
          </table:table-cell>
          <table:table-cell table:style-name="Tabelle29.K9" office:value-type="string">
            <text:p text:style-name="P20">Zähler:</text:p>
            <text:p text:style-name="P18">Nenner:</text:p>
            <text:p text:style-name="P20">%:</text:p>
          </table:table-cell>
          <table:table-cell table:style-name="Tabelle29.L2" office:value-type="string">
            <text:p text:style-name="P20">##kz_07_z##</text:p>
            <text:p text:style-name="P20">##kz_07_n##</text:p>
            <text:p text:style-name="P20">##kz_07_p##</text:p>
          </table:table-cell>
        </table:table-row>
        <table:table-row table:style-name="Tabelle29.9">
          <table:table-cell table:style-name="Tabelle29.A10" office:value-type="string">
            <text:p text:style-name="P23">8</text:p>
          </table:table-cell>
          <table:table-cell table:style-name="Tabelle29.B10" office:value-type="string">
            <text:p text:style-name="P9">1.2.5 QI LL MHK </text:p>
          </table:table-cell>
          <table:table-cell table:style-name="Tabelle29.C10" table:number-columns-spanned="2" office:value-type="string">
            <text:p text:style-name="P12">Bildgebung bei Mundhöhlenkarzinom für Feststellung N-Kategorie </text:p>
          </table:table-cell>
          <table:covered-table-cell/>
          <table:table-cell table:style-name="Tabelle29.E10" office:value-type="string">
            <text:p text:style-name="P10">Möglichst häufig CT/MRT Schädelbasis bis obere Thoraxapertur </text:p>
          </table:table-cell>
          <table:table-cell table:style-name="Tabelle29.F10" office:value-type="string">
            <text:p text:style-name="P12">Patienten mit Untersuchung der Region von der Schädelbasis bis zur oberen Thoraxapertur mit CT oder MRT zur Feststellung der N-Kategorie </text:p>
          </table:table-cell>
          <table:table-cell table:style-name="Tabelle29.G10" office:value-type="string">
            <text:p text:style-name="P10">Primärfall-Patienten mit Mundhöhlenkarzinom </text:p>
          </table:table-cell>
          <table:table-cell table:style-name="Tabelle29.H10" office:value-type="string">
            <text:p text:style-name="P9"/>
          </table:table-cell>
          <table:table-cell table:style-name="Tabelle29.I10" office:value-type="string">
            <text:p text:style-name="P9">Derzeit keine Vorgaben </text:p>
          </table:table-cell>
          <table:table-cell table:style-name="Tabelle29.J10" office:value-type="string">
            <text:p text:style-name="P19"/>
          </table:table-cell>
          <table:table-cell table:style-name="Tabelle29.K10" office:value-type="string">
            <text:p text:style-name="P20">Zähler:</text:p>
            <text:p text:style-name="P18">Nenner:</text:p>
            <text:p text:style-name="P20">%:</text:p>
          </table:table-cell>
          <table:table-cell table:style-name="Tabelle29.L10" office:value-type="string">
            <text:p text:style-name="P20">##kz_08_z##</text:p>
            <text:p text:style-name="P20">##kz_08_n##</text:p>
            <text:p text:style-name="P20">##kz_08_p##</text:p>
          </table:table-cell>
        </table:table-row>
        <table:table-row table:style-name="Tabelle29.9">
          <table:table-cell table:style-name="Tabelle29.A11" office:value-type="string">
            <text:p text:style-name="P23">9</text:p>
          </table:table-cell>
          <table:table-cell table:style-name="Tabelle29.B11" office:value-type="string">
            <text:p text:style-name="P9">1.2.5 QI LL MHK </text:p>
          </table:table-cell>
          <table:table-cell table:style-name="Tabelle29.C11" table:number-columns-spanned="2" office:value-type="string">
            <text:p text:style-name="P12">Thorax-CT zum Ausschluss pulmonale Filiae bei Mundhöhlenkarzinom </text:p>
          </table:table-cell>
          <table:covered-table-cell/>
          <table:table-cell table:style-name="Tabelle29.E11" office:value-type="string">
            <text:p text:style-name="P10">Leitliniengerechte Indikation Thorax CT </text:p>
          </table:table-cell>
          <table:table-cell table:style-name="Tabelle29.F11" office:value-type="string">
            <text:p text:style-name="P12">Patienten mit Thorax CT zum Ausschluss pulmonalen Tumorbefalls (Filia, Zweitkarzinom) </text:p>
          </table:table-cell>
          <table:table-cell table:style-name="Tabelle29.G11" office:value-type="string">
            <text:p text:style-name="P10">Primärfall-Patienten mit Mundhöhlenkarzinom Stadium III + IV </text:p>
          </table:table-cell>
          <table:table-cell table:style-name="Tabelle29.H11" office:value-type="string">
            <text:p text:style-name="P9"/>
          </table:table-cell>
          <table:table-cell table:style-name="Tabelle29.I11" office:value-type="string">
            <text:p text:style-name="P9">Derzeit keine Vorgaben </text:p>
          </table:table-cell>
          <table:table-cell table:style-name="Tabelle29.J11" office:value-type="string">
            <text:p text:style-name="P19"/>
          </table:table-cell>
          <table:table-cell table:style-name="Tabelle29.K11" office:value-type="string">
            <text:p text:style-name="P20">Zähler:</text:p>
            <text:p text:style-name="P18">Nenner:</text:p>
            <text:p text:style-name="P20">%:</text:p>
          </table:table-cell>
          <table:table-cell table:style-name="Tabelle29.L10" office:value-type="string">
            <text:p text:style-name="P20">##kz_09_z##</text:p>
            <text:p text:style-name="P20">##kz_09_n##</text:p>
            <text:p text:style-name="P20">##kz_09_p##</text:p>
          </table:table-cell>
        </table:table-row>
        <text:soft-page-break/>
        <table:table-row table:style-name="Tabelle29.9">
          <table:table-cell table:style-name="Tabelle29.A12" office:value-type="string">
            <text:p text:style-name="P23">10</text:p>
          </table:table-cell>
          <table:table-cell table:style-name="Tabelle29.B12" office:value-type="string">
            <text:p text:style-name="P9">1.2.5 QI LL MHK </text:p>
          </table:table-cell>
          <table:table-cell table:style-name="Tabelle29.C12" table:number-columns-spanned="2" office:value-type="string">
            <text:p text:style-name="P12">Histologischer Befund bei Mundhöhlenkarzinom </text:p>
          </table:table-cell>
          <table:covered-table-cell/>
          <table:table-cell table:style-name="Tabelle29.E12" office:value-type="string">
            <text:p text:style-name="P10">Möglichst häufig vollständiger Befundbericht </text:p>
          </table:table-cell>
          <table:table-cell table:style-name="Tabelle29.F12" office:value-type="string">
            <text:p text:style-name="P12">Patienten, bei denen der histopathologische Befund wie folgt dokumentiert ist: Tumorlokalisation, makroskopische Tumorgröße, histologischer Tumortyp nach WHO, histologischer Tumorgrad, Invasionstiefe, Lymphgefäßinvasion, Blutgefäßinvasion und perineurale Invasion, lokal infiltrierte Strukturen, Klassifikation pT, Angaben befallener Bezirke und infiltrierter Strukturen, R-Status </text:p>
          </table:table-cell>
          <table:table-cell table:style-name="Tabelle29.G12" office:value-type="string">
            <text:p text:style-name="P10">Primärfall-Patienten mit Mundhöhlenkarzinom und Operation </text:p>
          </table:table-cell>
          <table:table-cell table:style-name="Tabelle29.H12" office:value-type="string">
            <text:p text:style-name="P9"/>
          </table:table-cell>
          <table:table-cell table:style-name="Tabelle29.I12" office:value-type="string">
            <text:p text:style-name="P9">Derzeit keine Vorgaben </text:p>
          </table:table-cell>
          <table:table-cell table:style-name="Tabelle29.J12" office:value-type="string">
            <text:p text:style-name="P19"/>
          </table:table-cell>
          <table:table-cell table:style-name="Tabelle29.K12" office:value-type="string">
            <text:p text:style-name="P20">Zähler:</text:p>
            <text:p text:style-name="P18">Nenner:</text:p>
            <text:p text:style-name="P20">%:</text:p>
          </table:table-cell>
          <table:table-cell table:style-name="Tabelle29.L10" office:value-type="string">
            <text:p text:style-name="P20">##kz_10_z##</text:p>
            <text:p text:style-name="P20">##kz_10_n##</text:p>
            <text:p text:style-name="P20">##kz_10_p##</text:p>
          </table:table-cell>
        </table:table-row>
        <table:table-row table:style-name="Tabelle29.9">
          <table:table-cell table:style-name="Tabelle29.A13" office:value-type="string">
            <text:p text:style-name="P23">11</text:p>
          </table:table-cell>
          <table:table-cell table:style-name="Tabelle29.B13" office:value-type="string">
            <text:p text:style-name="P9">1.2.5 QI LL</text:p>
            <text:p text:style-name="P9">MHK </text:p>
          </table:table-cell>
          <table:table-cell table:style-name="Tabelle29.C13" table:number-columns-spanned="2" office:value-type="string">
            <text:p text:style-name="P12">Vorstellung TK Mundhöhlenkarzinom </text:p>
          </table:table-cell>
          <table:covered-table-cell/>
          <table:table-cell table:style-name="Tabelle29.E13" office:value-type="string">
            <text:p text:style-name="P10">Möglichst häufig Vorstellung im Tumorboard </text:p>
          </table:table-cell>
          <table:table-cell table:style-name="Tabelle29.F13" office:value-type="string">
            <text:p text:style-name="P12">Patienten mit interdisziplinärer Behandlung nach Abstimmung in Tumorboards </text:p>
          </table:table-cell>
          <table:table-cell table:style-name="Tabelle29.G13" office:value-type="string">
            <text:p text:style-name="P10">Primärfall-Patienten mit Mundhöhlenkarzinom </text:p>
          </table:table-cell>
          <table:table-cell table:style-name="Tabelle29.H13" office:value-type="string">
            <text:p text:style-name="P9"/>
          </table:table-cell>
          <table:table-cell table:style-name="Tabelle29.I13" office:value-type="string">
            <text:p text:style-name="P9">Derzeit keine Vorgaben </text:p>
          </table:table-cell>
          <table:table-cell table:style-name="Tabelle29.J13" office:value-type="string">
            <text:p text:style-name="P19"/>
          </table:table-cell>
          <table:table-cell table:style-name="Tabelle29.K13" office:value-type="string">
            <text:p text:style-name="P20">Zähler:</text:p>
            <text:p text:style-name="P18">Nenner:</text:p>
            <text:p text:style-name="P20">%:</text:p>
          </table:table-cell>
          <table:table-cell table:style-name="Tabelle29.L10" office:value-type="string">
            <text:p text:style-name="P20">##kz_11_z##</text:p>
            <text:p text:style-name="P20">##kz_11_n##</text:p>
            <text:p text:style-name="P20">##kz_11_p##</text:p>
          </table:table-cell>
        </table:table-row>
        <table:table-row table:style-name="Tabelle29.9">
          <table:table-cell table:style-name="Tabelle29.A14" office:value-type="string">
            <text:p text:style-name="P23">12</text:p>
          </table:table-cell>
          <table:table-cell table:style-name="Tabelle29.B14" office:value-type="string">
            <text:p text:style-name="P9">1.2.5 QI LL MHK </text:p>
          </table:table-cell>
          <table:table-cell table:style-name="Tabelle29.C14" table:number-columns-spanned="2" office:value-type="string">
            <text:p text:style-name="P12">Neck-Dissection bei Mundhöhlenkarzinom </text:p>
          </table:table-cell>
          <table:covered-table-cell/>
          <table:table-cell table:style-name="Tabelle29.E14" office:value-type="string">
            <text:p text:style-name="P10">Leitliniengerechte Indikation zur Neck-Dissection </text:p>
          </table:table-cell>
          <table:table-cell table:style-name="Tabelle29.F14" office:value-type="string">
            <text:p text:style-name="P12">Patienten mit elektiver Neck-Dissection </text:p>
          </table:table-cell>
          <table:table-cell table:style-name="Tabelle29.G14" office:value-type="string">
            <text:p text:style-name="P10">Primärfall-Patienten mit Mundhöhlenkarzinom und cNO jeglicher T-Kategorie </text:p>
          </table:table-cell>
          <table:table-cell table:style-name="Tabelle29.H14" office:value-type="string">
            <text:p text:style-name="P9"/>
          </table:table-cell>
          <table:table-cell table:style-name="Tabelle29.I14" office:value-type="string">
            <text:p text:style-name="P9">Derzeit keine Vorgaben </text:p>
          </table:table-cell>
          <table:table-cell table:style-name="Tabelle29.J14" office:value-type="string">
            <text:p text:style-name="P19"/>
          </table:table-cell>
          <table:table-cell table:style-name="Tabelle29.K14" office:value-type="string">
            <text:p text:style-name="P20">Zähler:</text:p>
            <text:p text:style-name="P18">Nenner:</text:p>
            <text:p text:style-name="P20">%:</text:p>
          </table:table-cell>
          <table:table-cell table:style-name="Tabelle29.L10" office:value-type="string">
            <text:p text:style-name="P20">##kz_12_z##</text:p>
            <text:p text:style-name="P20">##kz_12_n##</text:p>
            <text:p text:style-name="P20">##kz_12_p##</text:p>
          </table:table-cell>
        </table:table-row>
        <table:table-row table:style-name="Tabelle29.9">
          <table:table-cell table:style-name="Tabelle29.A15" office:value-type="string">
            <text:p text:style-name="P23">13</text:p>
          </table:table-cell>
          <table:table-cell table:style-name="Tabelle29.B15" office:value-type="string">
            <text:p text:style-name="P9">1.2.5 QI LL MHK </text:p>
          </table:table-cell>
          <table:table-cell table:style-name="Tabelle29.C15" table:number-columns-spanned="2" office:value-type="string">
            <text:p text:style-name="P12">Strahlentherapie bei Mundhöhlenkarzinom </text:p>
          </table:table-cell>
          <table:covered-table-cell/>
          <table:table-cell table:style-name="Tabelle29.E15" office:value-type="string">
            <text:p text:style-name="P10">Möglichst häufig ohne Unterbrechung der Strahlentherapie </text:p>
          </table:table-cell>
          <table:table-cell table:style-name="Tabelle29.F15" office:value-type="string">
            <text:p text:style-name="P12">Patienten ohne Unterbrechung der Strahlentherapie </text:p>
          </table:table-cell>
          <table:table-cell table:style-name="Tabelle29.G15" office:value-type="string">
            <text:p text:style-name="P10">Primärfall-Patienten mit Mundhöhlenkarzinom und Strahlentherapie </text:p>
          </table:table-cell>
          <table:table-cell table:style-name="Tabelle29.H15" office:value-type="string">
            <text:p text:style-name="P9"/>
          </table:table-cell>
          <table:table-cell table:style-name="Tabelle29.I15" office:value-type="string">
            <text:p text:style-name="P9">Derzeit keine Vorgaben </text:p>
          </table:table-cell>
          <table:table-cell table:style-name="Tabelle29.J15" office:value-type="string">
            <text:p text:style-name="P19"/>
          </table:table-cell>
          <table:table-cell table:style-name="Tabelle29.K15" office:value-type="string">
            <text:p text:style-name="P20">Zähler:</text:p>
            <text:p text:style-name="P18">Nenner:</text:p>
            <text:p text:style-name="P20">%:</text:p>
          </table:table-cell>
          <table:table-cell table:style-name="Tabelle29.L10" office:value-type="string">
            <text:p text:style-name="P20">##kz_13_z##</text:p>
            <text:p text:style-name="P20">##kz_13_n##</text:p>
            <text:p text:style-name="P20">##kz_13_p##</text:p>
          </table:table-cell>
        </table:table-row>
        <table:table-row table:style-name="Tabelle29.9">
          <table:table-cell table:style-name="Tabelle29.A16" office:value-type="string">
            <text:p text:style-name="P23">14</text:p>
          </table:table-cell>
          <table:table-cell table:style-name="Tabelle29.B16" office:value-type="string">
            <text:p text:style-name="P9">1.2.5 QI LL MHK </text:p>
          </table:table-cell>
          <table:table-cell table:style-name="Tabelle29.C16" table:number-columns-spanned="2" office:value-type="string">
            <text:p text:style-name="P12">Postoperative Radio- oder Radiochemotherapie bei Mundhöhlenkarzinom </text:p>
          </table:table-cell>
          <table:covered-table-cell/>
          <table:table-cell table:style-name="Tabelle29.E16" office:value-type="string">
            <text:p text:style-name="P10">Leitliniengerechte Indikation zur Postoperativen Radio- o. Radiochemotherapie </text:p>
          </table:table-cell>
          <table:table-cell table:style-name="Tabelle29.F16" office:value-type="string">
            <text:p text:style-name="P12">Patienten mit postoperativer Radio- oder Radiochemotherapie </text:p>
          </table:table-cell>
          <table:table-cell table:style-name="Tabelle29.G16" office:value-type="string">
            <text:p text:style-name="P10">Primärfall-Patienten mit T3/T4- Kategorie, knappen (≤ 3mm) oder positiven Resektionsrändern, perineuraler oder Gefäßinvasion oder LK </text:p>
          </table:table-cell>
          <table:table-cell table:style-name="Tabelle29.H16" office:value-type="string">
            <text:p text:style-name="P9"/>
          </table:table-cell>
          <table:table-cell table:style-name="Tabelle29.I16" office:value-type="string">
            <text:p text:style-name="P9">Derzeit keine Vorgaben </text:p>
          </table:table-cell>
          <table:table-cell table:style-name="Tabelle29.J16" office:value-type="string">
            <text:p text:style-name="P19"/>
          </table:table-cell>
          <table:table-cell table:style-name="Tabelle29.K16" office:value-type="string">
            <text:p text:style-name="P20">Zähler:</text:p>
            <text:p text:style-name="P18">Nenner:</text:p>
            <text:p text:style-name="P20">%:</text:p>
          </table:table-cell>
          <table:table-cell table:style-name="Tabelle29.L10" office:value-type="string">
            <text:p text:style-name="P20">##kz_14_z##</text:p>
            <text:p text:style-name="P20">##kz_14_n##</text:p>
            <text:p text:style-name="P20">##kz_14_p##</text:p>
          </table:table-cell>
        </table:table-row>
        <table:table-row table:style-name="Tabelle29.9">
          <table:table-cell table:style-name="Tabelle29.A17" office:value-type="string">
            <text:p text:style-name="P23">15</text:p>
          </table:table-cell>
          <table:table-cell table:style-name="Tabelle29.B17" office:value-type="string">
            <text:p text:style-name="P9">1.2.5 QI LL MHK </text:p>
          </table:table-cell>
          <table:table-cell table:style-name="Tabelle29.C17" table:number-columns-spanned="2" office:value-type="string">
            <text:p text:style-name="P12">Zahnärztliche Untersuchung vor Radioo. Radiochemotherapie </text:p>
          </table:table-cell>
          <table:covered-table-cell/>
          <table:table-cell table:style-name="Tabelle29.E17" office:value-type="string">
            <text:p text:style-name="P10">Möglichst häufig zahnärztliche Untersuchung </text:p>
          </table:table-cell>
          <table:table-cell table:style-name="Tabelle29.F17" office:value-type="string">
            <text:p text:style-name="P12">Patienten mit zahnärztlicher Untersuchung vor Beginn der Radio- oder Radiochemotherapie </text:p>
          </table:table-cell>
          <table:table-cell table:style-name="Tabelle29.G17" office:value-type="string">
            <text:p text:style-name="P10">Primärfall-Patienten mit Mundhöhlenkarziom und Radio- oder Radiochemotherapie </text:p>
          </table:table-cell>
          <table:table-cell table:style-name="Tabelle29.H17" office:value-type="string">
            <text:p text:style-name="P9"/>
          </table:table-cell>
          <table:table-cell table:style-name="Tabelle29.I17" office:value-type="string">
            <text:p text:style-name="P9">Derzeit keine Vorgaben </text:p>
          </table:table-cell>
          <table:table-cell table:style-name="Tabelle29.J17" office:value-type="string">
            <text:p text:style-name="P19"/>
          </table:table-cell>
          <table:table-cell table:style-name="Tabelle29.K17" office:value-type="string">
            <text:p text:style-name="P20">Zähler:</text:p>
            <text:p text:style-name="P18">Nenner:</text:p>
            <text:p text:style-name="P20">%:</text:p>
          </table:table-cell>
          <table:table-cell table:style-name="Tabelle29.L10" office:value-type="string">
            <text:p text:style-name="P20">##kz_15_z##</text:p>
            <text:p text:style-name="P20">##kz_15_n##</text:p>
            <text:p text:style-name="P20">##kz_15_p##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95cm" fo:text-indent="-0.635cm" fo:margin-left="0.69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25.718cm" fo:margin-left="0cm" fo:margin-right="-1.018cm" table:align="margins"/>
    </style:style>
    <style:style style:name="Tabelle1.A" style:family="table-column">
      <style:table-column-properties style:column-width="8.232cm" style:rel-column-width="20977*"/>
    </style:style>
    <style:style style:name="Tabelle1.B" style:family="table-column">
      <style:table-column-properties style:column-width="8.234cm" style:rel-column-width="20981*"/>
    </style:style>
    <style:style style:name="Tabelle1.C" style:family="table-column">
      <style:table-column-properties style:column-width="9.252cm" style:rel-column-width="23577*"/>
    </style:style>
    <style:style style:name="MP1" style:family="paragraph" style:parent-style-name="Header">
      <style:paragraph-properties fo:margin-left="0cm" fo:margin-right="0cm" fo:text-indent="0cm" style:auto-text-indent="false">
        <style:tab-stops>
          <style:tab-stop style:position="8.502cm"/>
          <style:tab-stop style:position="27.411cm"/>
        </style:tab-stops>
      </style:paragraph-properties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8.502cm"/>
          <style:tab-stop style:position="27.411cm"/>
        </style:tab-stops>
      </style:paragraph-properties>
      <style:text-properties fo:language="zxx" fo:country="none" style:language-asian="zxx" style:country-asian="none"/>
    </style:style>
    <style:style style:name="MP3" style:family="paragraph" style:parent-style-name="Footer">
      <style:paragraph-properties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MP4" style:family="paragraph" style:parent-style-name="Header">
      <style:paragraph-properties>
        <style:tab-stops>
          <style:tab-stop style:position="8.502cm"/>
        </style:tab-stops>
      </style:paragraph-properties>
    </style:style>
    <style:style style:name="MT1" style:family="text">
      <style:text-properties style:font-name="Arial" style:font-name-complex="Arial" style:font-size-complex="8pt"/>
    </style:style>
    <style:style style:name="MT2" style:family="text">
      <style:text-properties style:font-name="Arial1" fo:font-size="7pt" style:font-size-asian="7pt" style:font-name-complex="Arial" style:font-size-complex="7pt"/>
    </style:style>
    <style:style style:name="MT3" style:family="text">
      <style:text-properties style:font-name="Arial" fo:font-size="7pt" style:font-size-asian="7pt" style:font-name-complex="Arial" style:font-size-complex="7pt"/>
    </style:style>
    <style:style style:name="MT4" style:family="text">
      <style:text-properties style:font-name="Arial" fo:font-size="8pt" style:font-size-asian="8pt" style:font-name-complex="Ari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cm" fo:margin-bottom="1cm" fo:margin-left="1cm" fo:margin-right="4.001cm" style:writing-mode="lr-tb" style:layout-grid-color="#c0c0c0" style:layout-grid-lines="39" style:layout-grid-base-height="0.48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0.099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Konvert_20_1" style:display-name="Konvert 1" style:page-layout-name="Mpm2" style:next-style-name="Konvert_20_Folge_20_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  <table:table-cell office:value-type="string">
              <text:p text:style-name="Table_20_Contents"/>
            </table:table-cell>
          </table:table-row>
        </table:table>
        <text:p text:style-name="MP1"/>
        <text:p text:style-name="MP2"/>
      </style:header>
      <style:footer>
        <text:p text:style-name="MP3"><text:span text:style-name="MT1"><text:tab/></text:span><text:span text:style-name="MT2">Copyright © DKG alle Rechte vorbehalten</text:span><text:span text:style-name="MT3"> </text:span><text:span text:style-name="MT1"><text:tab/></text:span><text:span text:style-name="MT3">Seite </text:span><text:span text:style-name="MT3"><text:page-number text:select-page="current">1</text:page-number></text:span><text:span text:style-name="MT3"> von </text:span><text:span text:style-name="MT3"><text:page-count style:num-format="1">2</text:page-count></text:span></text:p>
      </style:footer>
    </style:master-page>
    <style:master-page style:name="Konvert_20_Folge_20_1" style:display-name="Konvert Folge 1" style:page-layout-name="Mpm2">
      <style:header>
        <text:p text:style-name="MP4"><text:s/></text:p>
        <text:p text:style-name="MP4"/>
        <text:p text:style-name="MP4"/>
      </style:header>
      <style:footer>
        <text:p text:style-name="MP3"><text:span text:style-name="MT4"><text:file-name text:display="name-and-extension">kh02.odt</text:file-name></text:span><text:span text:style-name="MT1"><text:tab/></text:span><text:span text:style-name="MT3"> </text:span><text:span text:style-name="MT1"><text:tab/></text:span><text:span text:style-name="MT3">Seite </text:span><text:span text:style-name="MT3"><text:page-number text:select-page="current">2</text:page-number></text:span><text:span text:style-name="MT3"> von </text:span><text:span text:style-name="MT3"><text:page-count style:num-format="1">2</text:page-count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ichalsky</meta:initial-creator>
    <meta:creation-date>2011-03-22T11:33:53.01</meta:creation-date>
    <dc:date>2016-07-29T10:33:26.93</dc:date>
    <meta:editing-duration>PT1H36M3S</meta:editing-duration>
    <meta:editing-cycles>36</meta:editing-cycles>
    <meta:generator>LibreOffice/4.0.0.3$Windows_x86 LibreOffice_project/7545bee9c2a0782548772a21bc84a9dcc583b89</meta:generator>
    <meta:document-statistic meta:table-count="2" meta:image-count="0" meta:object-count="0" meta:page-count="2" meta:paragraph-count="217" meta:word-count="599" meta:character-count="5020" meta:non-whitespace-character-count="4547"/>
  </office:meta>
</office:document-meta>
</file>